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outline1">
      <style:graphic-properties draw:fill="solid" draw:fill-color="#ffffff" draw:opacity="55%"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draw:auto-grow-height="true" fo:min-height="2.75cm"/>
      <style:paragraph-properties style:writing-mode="lr-tb"/>
    </style:style>
    <style:style style:name="pr8" style:family="presentation" style:parent-style-name="Lights2-subtitle">
      <style:graphic-properties draw:fill-color="#ffffff" draw:auto-grow-height="true" fo:min-height="10cm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Lights2-title">
      <style:graphic-properties fo:min-height="2.75cm"/>
      <style:paragraph-properties style:writing-mode="lr-tb"/>
    </style:style>
    <style:style style:name="pr11" style:family="presentation" style:parent-style-name="Lights2-outline1">
      <style:graphic-properties fo:min-height="10.001cm"/>
      <style:paragraph-properties style:writing-mode="lr-tb"/>
    </style:style>
    <style:style style:name="pr12" style:family="presentation" style:parent-style-name="Lights2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solid" draw:fill-color="#ffffff" draw:opacity="55%"/>
      <style:paragraph-properties style:writing-mode="lr-tb"/>
    </style:style>
    <style:style style:name="P5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969cm" presentation:class="title" presentation:user-transformed="true">
          <draw:text-box>
            <text:p>The Latest and Greatest in Java</text:p>
          </draw:text-box>
        </draw:frame>
        <draw:frame presentation:style-name="pr2" draw:text-style-name="P2" draw:layer="layout" svg:width="25.199cm" svg:height="5.619cm" svg:x="1.4cm" svg:y="7.2cm" presentation:class="subtitle" presentation:user-transformed="true">
          <draw:text-box>
            <text:p><text:span text:style-name="T1">Features, Bells and Whistles from Java 8 and beyond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Who am I</text:p>
          </draw:text-box>
        </draw:frame>
        <draw:frame presentation:style-name="pr5" draw:text-style-name="P4" draw:layer="layout" svg:width="25cm" svg:height="10cm" svg:x="1.5cm" svg:y="4cm" presentation:class="outline" presentation:user-transformed="true">
          <draw:text-box>
            <text:list text:style-name="L2">
              <text:list-header>
                <text:p xml:id="id1" text:id="id1"/>
              </text:list-header>
              <text:list-item>
                <text:p xml:id="id2" text:id="id2">Johnny Egeland – Senior Developer</text:p>
              </text:list-item>
              <text:list-item>
                <text:p xml:id="id3" text:id="id3">Work at Storebrand – Doing the Taxes</text:p>
              </text:list-item>
              <text:list-item>
                <text:p xml:id="id4" text:id="id4">Have worked with Software Development for 21 years</text:p>
              </text:list-item>
              <text:list-item>
                <text:p>10+ years of experience in C# and .Net</text:p>
              </text:list-item>
              <text:list-item>
                <text:p>… and only 3+ years of experience in Java :-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1T0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What will we look into</text:p>
          </draw:text-box>
        </draw:frame>
        <draw:frame presentation:style-name="pr8" draw:text-style-name="P3" draw:layer="layout" svg:width="25cm" svg:height="10cm" svg:x="1.5cm" svg:y="4cm" presentation:class="subtitle" presentation:user-transformed="true">
          <draw:text-box>
            <text:p>The most useful new features after Java 8</text:p>
            <text:p>up to features announced for future releases.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Moving forward from Java 8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5" text:id="id5">I assume Java 8 features is familiar stuff?</text:p>
                <text:list>
                  <text:list-item>
                    <text:p xml:id="id6" text:id="id6">Lambda functions, Stream API, Optional, etc…</text:p>
                  </text:list-item>
                </text:list>
              </text:list-item>
              <text:list-item>
                <text:p xml:id="id7" text:id="id7">Have you moved forward yet?</text:p>
              </text:list-item>
              <text:list-item>
                <text:p xml:id="id8" text:id="id8">XML processing and Old dependencies where pain points</text:p>
                <text:list>
                  <text:list-item>
                    <text:p xml:id="id9" text:id="id9">All built in XML stuff is dropped after Java 8</text:p>
                  </text:list-item>
                  <text:list-item>
                    <text:p xml:id="id10" text:id="id10">Hard to find the correct replacements. But doable…</text:p>
                  </text:list-item>
                  <text:list-item>
                    <text:p xml:id="id11" text:id="id11"><text:span text:style-name="T2">Hint!</text:span> Jakarta and Glassfish has compatible API and Implementation</text:p>
                  </text:list-item>
                </text:list>
              </text:list-item>
              <text:list-item>
                <text:p xml:id="id12" text:id="id12">Getting up to 11 was tedious… Moving on from there was simpl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New stuff Java 9 to 17 (current LTS)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13" text:id="id13">Interface default, static and private methods (8 - 9)</text:p>
              </text:list-item>
              <text:list-item>
                <text:p xml:id="id14" text:id="id14" text:style-name="P5">Try-with-resources (9)</text:p>
              </text:list-item>
              <text:list-item>
                <text:p xml:id="id15" text:id="id15" text:style-name="P5">Local Variable type inference (11)</text:p>
              </text:list-item>
              <text:list-item>
                <text:p xml:id="id16" text:id="id16" text:style-name="P5">Files.readString and Files.writeString (11)</text:p>
              </text:list-item>
              <text:list-item>
                <text:p xml:id="id17" text:id="id17" text:style-name="P5">Collectors.Teeing (12)</text:p>
              </text:list-item>
              <text:list-item>
                <text:p xml:id="id18" text:id="id18">Switch Expressions (14)</text:p>
              </text:list-item>
              <text:list-item>
                <text:p xml:id="id19" text:id="id19" text:style-name="P5">Text Blocks (15)</text:p>
              </text:list-item>
              <text:list-item>
                <text:p xml:id="id20" text:id="id20" text:style-name="P5"><text:span text:style-name="T3">InstanceOf pattern matching, </text:span>Records (16)</text:p>
              </text:list-item>
              <text:list-item>
                <text:p text:style-name="P5">Sealed Classes, Pattern matching for Switch (17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Beyond Java 17 ...</text:p>
          </draw:text-box>
        </draw:frame>
        <draw:frame presentation:style-name="pr11" draw:text-style-name="P1" draw:layer="layout" svg:width="25cm" svg:height="6.019cm" svg:x="1.322cm" svg:y="6.046cm" presentation:class="outline" presentation:user-transformed="true">
          <draw:text-box>
            <text:list text:style-name="L2">
              <text:list-item>
                <text:p xml:id="id21" text:id="id21">Pattern Matching improvements (18)</text:p>
              </text:list-item>
              <text:list-item>
                <text:p xml:id="id22" text:id="id22">Project Loom (Preview in 19)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Honorable mentions...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>Project Jigsaw, aka. Java modules (9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1. interface default, static and private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23" text:id="id23">Default and static methods introduced in Java 8</text:p>
              </text:list-item>
              <text:list-item>
                <text:p xml:id="id24" text:id="id24">Allowing Private keyword introduced in Java 9</text:p>
              </text:list-item>
              <text:list-item>
                <text:p xml:id="id25" text:id="id25">Place functionality related to the Interface, in the interface itself.</text:p>
              </text:list-item>
              <text:list-item>
                <text:p xml:id="id26" text:id="id26">Allows for code re-use without exposing internal details</text:p>
              </text:list-item>
              <text:list-item>
                <text:p xml:id="id27" text:id="id27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2. Try-with-resources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28" text:id="id28">Introduced in Java 9</text:p>
              </text:list-item>
              <text:list-item>
                <text:p xml:id="id29" text:id="id29">Automatic closing of opened resources</text:p>
              </text:list-item>
              <text:list-item>
                <text:p xml:id="id30" text:id="id30">Reduce verboseness and “ugly” code</text:p>
              </text:list-item>
              <text:list-item>
                <text:p xml:id="id31" text:id="id31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3. Local Variable Type inference 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32" text:id="id32">Introduced in Java 11</text:p>
              </text:list-item>
              <text:list-item>
                <text:p xml:id="id33" text:id="id33">Reduced typing – less repetition of types</text:p>
                <text:list>
                  <text:list-item>
                    <text:p xml:id="id34" text:id="id34">Useful for long class names or verbose generics</text:p>
                  </text:list-item>
                </text:list>
              </text:list-item>
              <text:list-item>
                <text:p xml:id="id35" text:id="id35">Can only be used “locally” (for variables in methods)</text:p>
              </text:list-item>
              <text:list-item>
                <text:p xml:id="id36" text:id="id36">Frowned upon by some devs</text:p>
                <text:list>
                  <text:list-item>
                    <text:p xml:id="id37" text:id="id37">Automatic -2 on reviews in Storebrand</text:p>
                  </text:list-item>
                </text:list>
              </text:list-item>
              <text:list-item>
                <text:p xml:id="id38" text:id="id38">… live heresy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4. Files.readString / .writeString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39" text:id="id39">Files API additions added in Java 11</text:p>
              </text:list-item>
              <text:list-item>
                <text:p xml:id="id40" text:id="id40">Old method was tedious and verbose</text:p>
              </text:list-item>
              <text:list-item>
                <text:p xml:id="id41" text:id="id41">Reduces code complexity for handling text IO</text:p>
              </text:list-item>
              <text:list-item>
                <text:p xml:id="id42" text:id="id42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5. Collectors.teeing()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43" text:id="id43">Introduced in Java 12</text:p>
              </text:list-item>
              <text:list-item>
                <text:p xml:id="id44" text:id="id44">Splits a stream and provides it to two Collectors</text:p>
              </text:list-item>
              <text:list-item>
                <text:p xml:id="id45" text:id="id45">… and then you must <text:span text:style-name="T2">merge</text:span> the results at the end</text:p>
              </text:list-item>
              <text:list-item>
                <text:p xml:id="id46" text:id="id46">I believed I would use this a lot, but I really haven’t</text:p>
              </text:list-item>
              <text:list-item>
                <text:p xml:id="id47" text:id="id47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6. Switch expression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48" text:id="id48">Introduced in Java 14</text:p>
              </text:list-item>
              <text:list-item>
                <text:p>Simplifies switch expression that produce values</text:p>
              </text:list-item>
              <text:list-item>
                <text:p>Enables you to assign or return the result without a variable</text:p>
              </text:list-item>
              <text:list-item>
                <text:p>The basis for the upcoming switch pattern matching features</text:p>
              </text:list-item>
              <text:list-item>
                <text:p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7. Text block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49" text:id="id49">Introduced in Java 15</text:p>
              </text:list-item>
              <text:list-item>
                <text:p xml:id="id50" text:id="id50">Makes it much cleaner to embed multi-line text in Java code</text:p>
              </text:list-item>
              <text:list-item>
                <text:p xml:id="id51" text:id="id51">Removes the need for concatenation operators (+)</text:p>
              </text:list-item>
              <text:list-item>
                <text:p xml:id="id52" text:id="id52">Removes the need for newline chars in strings (\n)</text:p>
              </text:list-item>
              <text:list-item>
                <text:p xml:id="id53" text:id="id53">… live demo …</text:p>
              </text:list-item>
              <text:list-item>
                <text:p xml:id="id54" text:id="id54">AdHoc Bonus example: informative NullPointerExcep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8. InstanceOf pattern matching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55" text:id="id55">Introduced in Java 16</text:p>
              </text:list-item>
              <text:list-item>
                <text:p xml:id="id56" text:id="id56">Removes the need for type casts after type check</text:p>
              </text:list-item>
              <text:list-item>
                <text:p xml:id="id57" text:id="id57">Properties of objects can be used immediately</text:p>
              </text:list-item>
              <text:list-item>
                <text:p xml:id="id58" text:id="id58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9. Record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59" text:id="id59">Introduced in Java 16</text:p>
              </text:list-item>
              <text:list-item>
                <text:p xml:id="id60" text:id="id60">Create fully featured Data objects with very little code</text:p>
              </text:list-item>
              <text:list-item>
                <text:p xml:id="id61" text:id="id61">Are immutable and auto implements “getters”, equals() and hashCode()</text:p>
              </text:list-item>
              <text:list-item>
                <text:p xml:id="id62" text:id="id62">Provides default toString() that describes the contained data</text:p>
              </text:list-item>
              <text:list-item>
                <text:p xml:id="id63" text:id="id63">Can implement Interfaces, but not extend other classes</text:p>
              </text:list-item>
              <text:list-item>
                <text:p xml:id="id64" text:id="id64">Be careful with Records containing complex objects, Lists, Maps etc.</text:p>
              </text:list-item>
              <text:list-item>
                <text:p xml:id="id65" text:id="id65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0" anim:sub-item="text" smil:attributeName="visibility" smil:to="visible"/>
                  <anim:transitionFilter smil:dur="0.5s" smil:targetElement="id6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1" anim:sub-item="text" smil:attributeName="visibility" smil:to="visible"/>
                  <anim:transitionFilter smil:dur="0.5s" smil:targetElement="id6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2" anim:sub-item="text" smil:attributeName="visibility" smil:to="visible"/>
                  <anim:transitionFilter smil:dur="0.5s" smil:targetElement="id6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4" anim:sub-item="text" smil:attributeName="visibility" smil:to="visible"/>
                  <anim:transitionFilter smil:dur="0.5s" smil:targetElement="id6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5" anim:sub-item="text" smil:attributeName="visibility" smil:to="visible"/>
                  <anim:transitionFilter smil:dur="0.5s" smil:targetElement="id6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10. Sealed Classe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66" text:id="id66">Introduced in Java 17</text:p>
              </text:list-item>
              <text:list-item>
                <text:p text:style-name="P5">Specify who is allowed to extend or implement</text:p>
              </text:list-item>
              <text:list-item>
                <text:p>Similar to final class/interface, but with exceptions</text:p>
              </text:list-item>
              <text:list-item>
                <text:p>Sub-classes must be either also be Sealed or Final</text:p>
              </text:list-item>
              <text:list-item>
                <text:p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6" anim:sub-item="text" smil:attributeName="visibility" smil:to="visible"/>
                  <anim:transitionFilter smil:dur="0.5s" smil:targetElement="id66" anim:sub-item="text" smil:type="blindsWipe" smil:subtype="horizontal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7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17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4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17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17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13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17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17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2T20:04:50.343820793</meta:creation-date>
    <meta:editing-duration>P1DT1H43M47S</meta:editing-duration>
    <meta:editing-cycles>51</meta:editing-cycles>
    <meta:generator>LibreOffice/7.3.6.2$Linux_X86_64 LibreOffice_project/30$Build-2</meta:generator>
    <dc:title>Lights</dc:title>
    <dc:date>2022-09-28T19:07:38.877369202</dc:date>
    <meta:document-statistic meta:object-count="147"/>
  </office:meta>
</office:document-meta>
</file>